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e4b1"/>
    </style:style>
    <style:style style:name="P2" style:family="paragraph" style:parent-style-name="Standard">
      <style:text-properties officeooo:paragraph-rsid="0027ca2e"/>
    </style:style>
    <style:style style:name="P3" style:family="paragraph" style:parent-style-name="Standard">
      <style:text-properties officeooo:paragraph-rsid="00217b3f"/>
    </style:style>
    <style:style style:name="P4" style:family="paragraph" style:parent-style-name="Standard">
      <style:text-properties officeooo:paragraph-rsid="0022bec3"/>
    </style:style>
    <style:style style:name="P5" style:family="paragraph" style:parent-style-name="Standard">
      <style:text-properties officeooo:paragraph-rsid="0022dc49"/>
    </style:style>
    <style:style style:name="P6" style:family="paragraph" style:parent-style-name="Standard">
      <style:text-properties officeooo:paragraph-rsid="002404d2"/>
    </style:style>
    <style:style style:name="P7" style:family="paragraph" style:parent-style-name="Standard">
      <style:text-properties officeooo:paragraph-rsid="00253ad2"/>
    </style:style>
    <style:style style:name="P8" style:family="paragraph" style:parent-style-name="Standard">
      <style:text-properties officeooo:paragraph-rsid="0025eec8"/>
    </style:style>
    <style:style style:name="P9" style:family="paragraph" style:parent-style-name="Standard">
      <style:text-properties fo:font-weight="normal" officeooo:rsid="00217b3f" officeooo:paragraph-rsid="0022dc49" style:font-weight-asian="normal" style:font-weight-complex="normal"/>
    </style:style>
    <style:style style:name="P10" style:family="paragraph" style:parent-style-name="Standard">
      <style:text-properties fo:font-weight="normal" officeooo:rsid="0022dc49" officeooo:paragraph-rsid="0022dc49" style:font-weight-asian="normal" style:font-weight-complex="normal"/>
    </style:style>
    <style:style style:name="P11" style:family="paragraph" style:parent-style-name="Standard">
      <style:text-properties fo:font-weight="normal" officeooo:rsid="002404d2" officeooo:paragraph-rsid="002404d2" style:font-weight-asian="normal" style:font-weight-complex="normal"/>
    </style:style>
    <style:style style:name="P12" style:family="paragraph" style:parent-style-name="Standard">
      <style:text-properties fo:font-weight="normal" officeooo:rsid="00253ad2" officeooo:paragraph-rsid="002404d2" style:font-weight-asian="normal" style:font-weight-complex="normal"/>
    </style:style>
    <style:style style:name="P13" style:family="paragraph" style:parent-style-name="Standard">
      <style:text-properties fo:font-weight="normal" officeooo:rsid="00253ad2" officeooo:paragraph-rsid="00253ad2" style:font-weight-asian="normal" style:font-weight-complex="normal"/>
    </style:style>
    <style:style style:name="P14" style:family="paragraph" style:parent-style-name="Standard">
      <style:text-properties fo:font-weight="normal" officeooo:rsid="00253ad2" officeooo:paragraph-rsid="00429556" style:font-weight-asian="normal" style:font-weight-complex="normal"/>
    </style:style>
    <style:style style:name="P15" style:family="paragraph" style:parent-style-name="Standard">
      <style:text-properties fo:font-weight="normal" officeooo:rsid="0027ca2e" officeooo:paragraph-rsid="0025eec8" style:font-weight-asian="normal" style:font-weight-complex="normal"/>
    </style:style>
    <style:style style:name="P16" style:family="paragraph" style:parent-style-name="Standard">
      <style:text-properties fo:font-weight="normal" officeooo:rsid="0027ca2e" officeooo:paragraph-rsid="0027ca2e" style:font-weight-asian="normal" style:font-weight-complex="normal"/>
    </style:style>
    <style:style style:name="P17" style:family="paragraph" style:parent-style-name="Standard">
      <style:text-properties fo:font-weight="normal" officeooo:rsid="0027ca2e" officeooo:paragraph-rsid="0027ca75" style:font-weight-asian="normal" style:font-weight-complex="normal"/>
    </style:style>
    <style:style style:name="P18" style:family="paragraph" style:parent-style-name="Standard">
      <style:text-properties fo:font-weight="normal" officeooo:rsid="0025eec8" officeooo:paragraph-rsid="0027ca2e" style:font-weight-asian="normal" style:font-weight-complex="normal"/>
    </style:style>
    <style:style style:name="P19" style:family="paragraph" style:parent-style-name="Standard">
      <style:text-properties fo:font-weight="normal" officeooo:rsid="0038ed0d" officeooo:paragraph-rsid="003b8645" style:font-weight-asian="normal" style:font-weight-complex="normal"/>
    </style:style>
    <style:style style:name="P20" style:family="paragraph" style:parent-style-name="Standard">
      <style:text-properties officeooo:rsid="00347302" officeooo:paragraph-rsid="00347302"/>
    </style:style>
    <style:style style:name="P21" style:family="paragraph" style:parent-style-name="Standard">
      <style:text-properties officeooo:rsid="00347302" officeooo:paragraph-rsid="0041c06f"/>
    </style:style>
    <style:style style:name="P22" style:family="paragraph" style:parent-style-name="Standard">
      <style:text-properties officeooo:rsid="00347302" officeooo:paragraph-rsid="00466b54"/>
    </style:style>
    <style:style style:name="P23" style:family="paragraph" style:parent-style-name="Standard">
      <style:text-properties officeooo:rsid="00347302" officeooo:paragraph-rsid="003b8645"/>
    </style:style>
    <style:style style:name="P24" style:family="paragraph" style:parent-style-name="Standard">
      <style:text-properties officeooo:rsid="0038ed0d" officeooo:paragraph-rsid="00429556"/>
    </style:style>
    <style:style style:name="P25" style:family="paragraph" style:parent-style-name="Standard" style:list-style-name="L1">
      <style:text-properties officeooo:paragraph-rsid="001fe4b1"/>
    </style:style>
    <style:style style:name="P26" style:family="paragraph" style:parent-style-name="Standard" style:list-style-name="L2">
      <style:text-properties officeooo:paragraph-rsid="00209bbd"/>
    </style:style>
    <style:style style:name="P27" style:family="paragraph" style:parent-style-name="Standard" style:list-style-name="L2">
      <style:text-properties officeooo:paragraph-rsid="0027ca2e"/>
    </style:style>
    <style:style style:name="P28" style:family="paragraph" style:parent-style-name="Standard" style:list-style-name="L3">
      <style:text-properties officeooo:paragraph-rsid="00217b3f"/>
    </style:style>
    <style:style style:name="P29" style:family="paragraph" style:parent-style-name="Standard" style:list-style-name="L3">
      <style:text-properties officeooo:paragraph-rsid="0027ca2e"/>
    </style:style>
    <style:style style:name="P30" style:family="paragraph" style:parent-style-name="Standard" style:list-style-name="L4">
      <style:text-properties officeooo:paragraph-rsid="00217b3f"/>
    </style:style>
    <style:style style:name="P31" style:family="paragraph" style:parent-style-name="Standard" style:list-style-name="L5">
      <style:text-properties officeooo:paragraph-rsid="0022bec3"/>
    </style:style>
    <style:style style:name="P32" style:family="paragraph" style:parent-style-name="Standard" style:list-style-name="L5">
      <style:text-properties officeooo:paragraph-rsid="0027ca2e"/>
    </style:style>
    <style:style style:name="P33" style:family="paragraph" style:parent-style-name="Standard" style:list-style-name="L6">
      <style:text-properties officeooo:paragraph-rsid="0022bec3"/>
    </style:style>
    <style:style style:name="P34" style:family="paragraph" style:parent-style-name="Standard" style:list-style-name="L6">
      <style:text-properties officeooo:paragraph-rsid="0027ca2e"/>
    </style:style>
    <style:style style:name="P35" style:family="paragraph" style:parent-style-name="Standard" style:list-style-name="L6">
      <style:text-properties fo:font-weight="normal" officeooo:paragraph-rsid="0022bec3" style:font-weight-asian="normal" style:font-weight-complex="normal"/>
    </style:style>
    <style:style style:name="P36" style:family="paragraph" style:parent-style-name="Standard" style:list-style-name="L7">
      <style:text-properties fo:font-weight="normal" officeooo:rsid="0022dc49" officeooo:paragraph-rsid="0022dc49" style:font-weight-asian="normal" style:font-weight-complex="normal"/>
    </style:style>
    <style:style style:name="P37" style:family="paragraph" style:parent-style-name="Standard" style:list-style-name="L8">
      <style:text-properties fo:font-weight="normal" officeooo:rsid="0022dc49" officeooo:paragraph-rsid="0022dc49" style:font-weight-asian="normal" style:font-weight-complex="normal"/>
    </style:style>
    <style:style style:name="P38" style:family="paragraph" style:parent-style-name="Standard" style:list-style-name="L8">
      <style:text-properties fo:font-weight="normal" officeooo:rsid="0022dc49" officeooo:paragraph-rsid="002404d2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22dc49" officeooo:paragraph-rsid="00253ad2" style:font-weight-asian="normal" style:font-weight-complex="normal"/>
    </style:style>
    <style:style style:name="P40" style:family="paragraph" style:parent-style-name="Standard" style:list-style-name="L8">
      <style:text-properties fo:font-weight="normal" officeooo:rsid="0022dc49" officeooo:paragraph-rsid="0027ca2e" style:font-weight-asian="normal" style:font-weight-complex="normal"/>
    </style:style>
    <style:style style:name="P41" style:family="paragraph" style:parent-style-name="Standard" style:list-style-name="L9">
      <style:text-properties fo:font-weight="normal" officeooo:rsid="0022dc49" officeooo:paragraph-rsid="002404d2" style:font-weight-asian="normal" style:font-weight-complex="normal"/>
    </style:style>
    <style:style style:name="P42" style:family="paragraph" style:parent-style-name="Standard" style:list-style-name="L10">
      <style:text-properties fo:font-weight="normal" officeooo:rsid="00253ad2" officeooo:paragraph-rsid="002404d2" style:font-weight-asian="normal" style:font-weight-complex="normal"/>
    </style:style>
    <style:style style:name="P43" style:family="paragraph" style:parent-style-name="Standard" style:list-style-name="L11">
      <style:text-properties fo:font-weight="normal" officeooo:rsid="00253ad2" officeooo:paragraph-rsid="00253ad2" style:font-weight-asian="normal" style:font-weight-complex="normal"/>
    </style:style>
    <style:style style:name="P44" style:family="paragraph" style:parent-style-name="Standard" style:list-style-name="L12">
      <style:text-properties fo:font-weight="normal" officeooo:rsid="00253ad2" officeooo:paragraph-rsid="00253ad2" style:font-weight-asian="normal" style:font-weight-complex="normal"/>
    </style:style>
    <style:style style:name="P45" style:family="paragraph" style:parent-style-name="Standard" style:list-style-name="L13">
      <style:text-properties fo:font-weight="normal" officeooo:rsid="00253ad2" officeooo:paragraph-rsid="00253ad2" style:font-weight-asian="normal" style:font-weight-complex="normal"/>
    </style:style>
    <style:style style:name="P46" style:family="paragraph" style:parent-style-name="Standard" style:list-style-name="L14">
      <style:text-properties fo:font-weight="normal" officeooo:rsid="00253ad2" officeooo:paragraph-rsid="0025eec8" style:font-weight-asian="normal" style:font-weight-complex="normal"/>
    </style:style>
    <style:style style:name="P47" style:family="paragraph" style:parent-style-name="Standard" style:list-style-name="L15">
      <style:text-properties fo:font-weight="normal" officeooo:rsid="00253ad2" officeooo:paragraph-rsid="0025eec8" style:font-weight-asian="normal" style:font-weight-complex="normal"/>
    </style:style>
    <style:style style:name="P48" style:family="paragraph" style:parent-style-name="Standard" style:list-style-name="L16">
      <style:text-properties fo:font-weight="normal" officeooo:rsid="0027ca2e" officeooo:paragraph-rsid="0025eec8" style:font-weight-asian="normal" style:font-weight-complex="normal"/>
    </style:style>
    <style:style style:name="P49" style:family="paragraph" style:parent-style-name="Standard" style:list-style-name="L17">
      <style:text-properties fo:font-weight="normal" officeooo:rsid="0027ca2e" officeooo:paragraph-rsid="0027ca2e" style:font-weight-asian="normal" style:font-weight-complex="normal"/>
    </style:style>
    <style:style style:name="P50" style:family="paragraph" style:parent-style-name="Standard" style:list-style-name="L18">
      <style:text-properties fo:font-weight="normal" officeooo:rsid="0027ca2e" officeooo:paragraph-rsid="0027ca2e" style:font-weight-asian="normal" style:font-weight-complex="normal"/>
    </style:style>
    <style:style style:name="P51" style:family="paragraph" style:parent-style-name="Standard" style:list-style-name="L19">
      <style:text-properties fo:font-weight="normal" officeooo:rsid="0027ca2e" officeooo:paragraph-rsid="0027ca2e" style:font-weight-asian="normal" style:font-weight-complex="normal"/>
    </style:style>
    <style:style style:name="P52" style:family="paragraph" style:parent-style-name="Standard" style:list-style-name="L20">
      <style:text-properties fo:font-weight="normal" officeooo:rsid="0027ca2e" officeooo:paragraph-rsid="0027ca2e" style:font-weight-asian="normal" style:font-weight-complex="normal"/>
    </style:style>
    <style:style style:name="P53" style:family="paragraph" style:parent-style-name="Standard" style:list-style-name="L20">
      <style:text-properties fo:font-weight="normal" officeooo:rsid="0027ca2e" officeooo:paragraph-rsid="0027ca75" style:font-weight-asian="normal" style:font-weight-complex="normal"/>
    </style:style>
    <style:style style:name="P54" style:family="paragraph" style:parent-style-name="Standard" style:list-style-name="L21">
      <style:text-properties fo:font-weight="normal" officeooo:rsid="0027ca2e" officeooo:paragraph-rsid="0027ca75" style:font-weight-asian="normal" style:font-weight-complex="normal"/>
    </style:style>
    <style:style style:name="P55" style:family="paragraph" style:parent-style-name="Standard">
      <style:text-properties fo:font-weight="normal" officeooo:rsid="0038ed0d" officeooo:paragraph-rsid="004ffc97" style:font-weight-asian="normal" style:font-weight-complex="normal"/>
    </style:style>
    <style:style style:name="P56" style:family="paragraph" style:parent-style-name="Standard" style:list-style-name="L14">
      <style:text-properties officeooo:paragraph-rsid="0025eec8"/>
    </style:style>
    <style:style style:name="T1" style:family="text">
      <style:text-properties officeooo:rsid="003697c2"/>
    </style:style>
    <style:style style:name="T2" style:family="text">
      <style:text-properties officeooo:rsid="002013f2"/>
    </style:style>
    <style:style style:name="T3" style:family="text">
      <style:text-properties officeooo:rsid="00217b3f"/>
    </style:style>
    <style:style style:name="T4" style:family="text">
      <style:text-properties officeooo:rsid="0022bec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7b3f" style:font-weight-asian="normal" style:font-weight-complex="normal"/>
    </style:style>
    <style:style style:name="T7" style:family="text">
      <style:text-properties fo:font-weight="normal" officeooo:rsid="0022dc49" style:font-weight-asian="normal" style:font-weight-complex="normal"/>
    </style:style>
    <style:style style:name="T8" style:family="text">
      <style:text-properties fo:font-weight="normal" officeooo:rsid="002404d2" style:font-weight-asian="normal" style:font-weight-complex="normal"/>
    </style:style>
    <style:style style:name="T9" style:family="text">
      <style:text-properties fo:font-weight="normal" officeooo:rsid="00253ad2" style:font-weight-asian="normal" style:font-weight-complex="normal"/>
    </style:style>
    <style:style style:name="T10" style:family="text">
      <style:text-properties fo:font-weight="normal" officeooo:rsid="002563ad" style:font-weight-asian="normal" style:font-weight-complex="normal"/>
    </style:style>
    <style:style style:name="T11" style:family="text">
      <style:text-properties fo:font-weight="normal" officeooo:rsid="0025eec8" style:font-weight-asian="normal" style:font-weight-complex="normal"/>
    </style:style>
    <style:style style:name="T12" style:family="text">
      <style:text-properties fo:font-weight="normal" officeooo:rsid="0027ca2e" style:font-weight-asian="normal" style:font-weight-complex="normal"/>
    </style:style>
    <style:style style:name="T13" style:family="text">
      <style:text-properties fo:font-weight="normal" officeooo:rsid="00329fa7" style:font-weight-asian="normal" style:font-weight-complex="normal"/>
    </style:style>
    <style:style style:name="T14" style:family="text">
      <style:text-properties fo:font-weight="normal" officeooo:rsid="0035a051" style:font-weight-asian="normal" style:font-weight-complex="normal"/>
    </style:style>
    <style:style style:name="T15" style:family="text">
      <style:text-properties fo:font-weight="normal" officeooo:rsid="0038ed0d" style:font-weight-asian="normal" style:font-weight-complex="normal"/>
    </style:style>
    <style:style style:name="T16" style:family="text">
      <style:text-properties fo:font-weight="normal" officeooo:rsid="003aea9a" style:font-weight-asian="normal" style:font-weight-complex="normal"/>
    </style:style>
    <style:style style:name="T17" style:family="text">
      <style:text-properties fo:font-weight="normal" officeooo:rsid="003697c2" style:font-weight-asian="normal" style:font-weight-complex="normal"/>
    </style:style>
    <style:style style:name="T18" style:family="text">
      <style:text-properties officeooo:rsid="002404d2"/>
    </style:style>
    <style:style style:name="T19" style:family="text">
      <style:text-properties officeooo:rsid="0027ca2e"/>
    </style:style>
    <style:style style:name="T20" style:family="text">
      <style:text-properties officeooo:rsid="0038ed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通讯录管理</text:p>
      <text:p text:style-name="P1"><text:tab/>导航<text:span text:style-name="T1">下拉名_1:通讯录管理</text:span></text:p>
      <text:p text:style-name="P1"><text:tab/><text:tab/>导航<text:span text:style-name="T1">名_1:内部通讯录</text:span></text:p>
      <text:p text:style-name="P1"><text:tab/><text:tab/><text:tab/>功能名_<text:span text:style-name="T2">1:列表 功能类型:网格</text:span></text:p>
      <text:list xml:id="list8240885687677442136" text:style-name="L1">
        <text:list-item>
          <text:p text:style-name="P25">字段名:地区</text:p>
        </text:list-item>
        <text:list-item>
          <text:p text:style-name="P25">字段名:姓名</text:p>
        </text:list-item>
        <text:list-item>
          <text:p text:style-name="P25">字段名:员工编号</text:p>
        </text:list-item>
        <text:list-item>
          <text:p text:style-name="P25">字段名:部门/项目组</text:p>
        </text:list-item>
        <text:list-item>
          <text:p text:style-name="P25">字段名:职位</text:p>
        </text:list-item>
        <text:list-item>
          <text:p text:style-name="P25">字段名:<text:tab/>联系电话</text:p>
        </text:list-item>
        <text:list-item>
          <text:p text:style-name="P25">字段名:邮箱</text:p>
        </text:list-item>
        <text:list-item>
          <text:p text:style-name="P25">字段名:集团号</text:p>
        </text:list-item>
        <text:list-item>
          <text:p text:style-name="P25">字段名:联系电话<text:span text:style-name="T2">2</text:span></text:p>
        </text:list-item>
        <text:list-item>
          <text:p text:style-name="P25">字段名:QQ号</text:p>
        </text:list-item>
        <text:list-item>
          <text:p text:style-name="P25">字段名:微信号</text:p>
        </text:list-item>
        <text:list-item>
          <text:p text:style-name="P25">字段名:紧急联系人</text:p>
        </text:list-item>
        <text:list-item>
          <text:p text:style-name="P25">字段名:紧急联系人电话</text:p>
        </text:list-item>
        <text:list-item>
          <text:p text:style-name="P25">字段名:备注</text:p>
        </text:list-item>
        <text:list-item>
          <text:p text:style-name="P25">字段名:状态</text:p>
        </text:list-item>
      </text:list>
      <text:p text:style-name="P1"><text:tab/><text:tab/><text:tab/>功能名_<text:span text:style-name="T2">2:添加 功能类型:编辑</text:span></text:p>
      <text:list xml:id="list8505422859848994126" text:style-name="L2">
        <text:list-item>
          <text:p text:style-name="P26">字段名:姓名 字段类型:单选框 不可填写 必填</text:p>
        </text:list-item>
        <text:list-item>
          <text:p text:style-name="P26">字段名:<text:tab/>联系电话 字段类型:文本框 必填</text:p>
        </text:list-item>
        <text:list-item>
          <text:p text:style-name="P27">字段名:邮箱 字段类型:文本框<text:span text:style-name="T7"> 邮箱格式 </text:span><text:s/>必填</text:p>
        </text:list-item>
        <text:list-item>
          <text:p text:style-name="P26">字段名:集团号 字段类型:文本框 非必填</text:p>
        </text:list-item>
        <text:list-item>
          <text:p text:style-name="P26">字段名:联系电话<text:span text:style-name="T2">2 字段类型:文本框 非必填</text:span></text:p>
        </text:list-item>
        <text:list-item>
          <text:p text:style-name="P26">字段名:QQ号 <text:span text:style-name="T2"><text:s/>字段类型:文本框 非必填</text:span></text:p>
        </text:list-item>
        <text:list-item>
          <text:p text:style-name="P26">字段名:微信号<text:span text:style-name="T2"> 字段类型:文本框 非必填</text:span></text:p>
        </text:list-item>
        <text:list-item>
          <text:p text:style-name="P26">字段名:紧急联系人<text:span text:style-name="T2"> 字段类型:文本框 非必填</text:span></text:p>
        </text:list-item>
        <text:list-item>
          <text:p text:style-name="P26">字段名:紧急联系人电话<text:span text:style-name="T2"> 字段类型:文本框 非必填</text:span></text:p>
        </text:list-item>
        <text:list-item>
          <text:p text:style-name="P26">字段名:备注<text:span text:style-name="T2"> 字段类型:文本框 非必填</text:span></text:p>
        </text:list-item>
      </text:list>
      <text:p text:style-name="P3"><text:tab/><text:tab/><text:tab/>功能名_<text:span text:style-name="T18">3:编辑 功能类型:编辑</text:span></text:p>
      <text:list xml:id="list8680226637314550041" text:style-name="L3">
        <text:list-item>
          <text:p text:style-name="P28">字段名:姓名 字段类型:单选框 不可填写 必填</text:p>
        </text:list-item>
        <text:list-item>
          <text:p text:style-name="P28">字段名:<text:tab/>联系电话 字段类型:文本框 必填</text:p>
        </text:list-item>
        <text:list-item>
          <text:p text:style-name="P29">字段名:邮箱 字段类型:文本框<text:span text:style-name="T7"> 邮箱格式 </text:span><text:s/>必填</text:p>
        </text:list-item>
        <text:list-item>
          <text:p text:style-name="P28">字段名:集团号 字段类型:文本框 非必填</text:p>
        </text:list-item>
        <text:list-item>
          <text:p text:style-name="P28">字段名:联系电话<text:span text:style-name="T2">2 字段类型:文本框 非必填</text:span></text:p>
        </text:list-item>
        <text:list-item>
          <text:p text:style-name="P28">字段名:QQ号 <text:span text:style-name="T2"><text:s/>字段类型:文本框 非必填</text:span></text:p>
        </text:list-item>
        <text:list-item>
          <text:p text:style-name="P28">字段名:微信号<text:span text:style-name="T2"> 字段类型:文本框 非必填</text:span></text:p>
        </text:list-item>
        <text:list-item>
          <text:p text:style-name="P28">字段名:紧急联系人<text:span text:style-name="T2"> 字段类型:文本框 非必填</text:span></text:p>
        </text:list-item>
        <text:list-item>
          <text:p text:style-name="P28">字段名:紧急联系人电话<text:span text:style-name="T2"> 字段类型:文本框 非必填</text:span></text:p>
        </text:list-item>
        <text:list-item>
          <text:p text:style-name="P28">字段名:备注<text:span text:style-name="T2"> 字段类型:文本框 非必填</text:span></text:p>
        </text:list-item>
      </text:list>
      <text:p text:style-name="P3"><text:tab/><text:tab/><text:tab/>功能名_<text:span text:style-name="T18">4:删除 功能类型:编辑</text:span></text:p>
      <text:p text:style-name="P3"><text:tab/><text:tab/>导航名_<text:span text:style-name="T3">2:外部通讯录</text:span></text:p>
      <text:p text:style-name="P3"><text:tab/><text:tab/><text:tab/>功能名_<text:span text:style-name="T3">1:列表 功能类型:网格</text:span></text:p>
      <text:list xml:id="list6230866134354197019" text:style-name="L4">
        <text:list-item>
          <text:p text:style-name="P30"><text:soft-page-break/>字段名:地区</text:p>
        </text:list-item>
        <text:list-item>
          <text:p text:style-name="P30">字段名:项目组</text:p>
        </text:list-item>
        <text:list-item>
          <text:p text:style-name="P30">字段名:姓名</text:p>
        </text:list-item>
        <text:list-item>
          <text:p text:style-name="P30">字段名:单位名称</text:p>
        </text:list-item>
        <text:list-item>
          <text:p text:style-name="P30">字段名:岗位</text:p>
        </text:list-item>
        <text:list-item>
          <text:p text:style-name="P30">字段名:联系电话</text:p>
        </text:list-item>
        <text:list-item>
          <text:p text:style-name="P30">字段名:邮箱</text:p>
        </text:list-item>
        <text:list-item>
          <text:p text:style-name="P30">字段名:主要负责内容</text:p>
        </text:list-item>
        <text:list-item>
          <text:p text:style-name="P30">字段名:其他关联项目</text:p>
        </text:list-item>
        <text:list-item>
          <text:p text:style-name="P30">字段名:对外联系信息</text:p>
        </text:list-item>
        <text:list-item>
          <text:p text:style-name="P30">字段名:联系时间频率</text:p>
        </text:list-item>
        <text:list-item>
          <text:p text:style-name="P30">字段名:填写人</text:p>
        </text:list-item>
        <text:list-item>
          <text:p text:style-name="P30">字段名:员工编号</text:p>
        </text:list-item>
        <text:list-item>
          <text:p text:style-name="P30">字段名:录入时间</text:p>
        </text:list-item>
        <text:list-item>
          <text:p text:style-name="P30">字段名:备注</text:p>
        </text:list-item>
      </text:list>
      <text:p text:style-name="P3"><text:tab/><text:tab/><text:tab/>功能名_<text:span text:style-name="T4">2:添加 功能类型:编辑</text:span></text:p>
      <text:list xml:id="list5156682927549044157" text:style-name="L5">
        <text:list-item>
          <text:p text:style-name="P31">字段名:地区 字段类型:单选框 可填写 必填</text:p>
        </text:list-item>
        <text:list-item>
          <text:p text:style-name="P31">字段名:项目组 字段类型:文本框 必填</text:p>
        </text:list-item>
        <text:list-item>
          <text:p text:style-name="P31">字段名:姓名 字段类型:文本框 必填</text:p>
        </text:list-item>
        <text:list-item>
          <text:p text:style-name="P31">字段名:单位名称 字段类型:文本框 必填</text:p>
        </text:list-item>
        <text:list-item>
          <text:p text:style-name="P31">字段名:岗位 字段类型:文本框 必填</text:p>
        </text:list-item>
        <text:list-item>
          <text:p text:style-name="P31">字段名:联系电话 字段类型:文本框 必填</text:p>
        </text:list-item>
        <text:list-item>
          <text:p text:style-name="P32">字段名:邮箱 字段类型:文本框<text:span text:style-name="T7"> 邮箱格式 </text:span><text:s/>必填</text:p>
        </text:list-item>
        <text:list-item>
          <text:p text:style-name="P31">字段名:主要负责内容 字段类型:文本框 必填</text:p>
        </text:list-item>
        <text:list-item>
          <text:p text:style-name="P31">字段名:其他关联项目 字段类型:文本框 非必填</text:p>
        </text:list-item>
        <text:list-item>
          <text:p text:style-name="P31">字段名:对外联系信息 字段类型:文本框 非必填</text:p>
        </text:list-item>
        <text:list-item>
          <text:p text:style-name="P31">字段名:联系时间频率 字段类型:文本框 非必填</text:p>
        </text:list-item>
        <text:list-item>
          <text:p text:style-name="P31">字段名:备注 字段类型:文本框 非必填</text:p>
        </text:list-item>
      </text:list>
      <text:p text:style-name="P4"><text:tab/><text:tab/><text:tab/>功能名_<text:span text:style-name="T18">3:编辑 功能类型:编辑</text:span></text:p>
      <text:list xml:id="list8623501535559877120" text:style-name="L6">
        <text:list-item>
          <text:p text:style-name="P33">字段名:地区 字段类型:单选框 可填写 必填</text:p>
        </text:list-item>
        <text:list-item>
          <text:p text:style-name="P33">字段名:项目组 字段类型:文本框 必填</text:p>
        </text:list-item>
        <text:list-item>
          <text:p text:style-name="P33">字段名:姓名 字段类型:文本框 必填</text:p>
        </text:list-item>
        <text:list-item>
          <text:p text:style-name="P33">字段名:单位名称 字段类型:文本框 必填</text:p>
        </text:list-item>
        <text:list-item>
          <text:p text:style-name="P33">字段名:岗位 字段类型:文本框 必填</text:p>
        </text:list-item>
        <text:list-item>
          <text:p text:style-name="P33">字段名:联系电话 字段类型:文本框 必填</text:p>
        </text:list-item>
        <text:list-item>
          <text:p text:style-name="P34">字段名:邮箱 字段类型:文本框<text:span text:style-name="T7"> 邮箱格式 </text:span><text:s/>必填</text:p>
        </text:list-item>
        <text:list-item>
          <text:p text:style-name="P33">字段名:主要负责内容 字段类型:文本框 必填</text:p>
        </text:list-item>
        <text:list-item>
          <text:p text:style-name="P33">字段名:其他关联项目 字段类型:文本框 非必填</text:p>
        </text:list-item>
        <text:list-item>
          <text:p text:style-name="P33">字段名:对外联系信息 字段类型:文本框 非必填</text:p>
        </text:list-item>
        <text:list-item>
          <text:p text:style-name="P33">字段名:联系时间频率 字段类型:文本框 非必填</text:p>
        </text:list-item>
        <text:list-item>
          <text:p text:style-name="P35">字段名:备注 字段类型:文本框 非必填</text:p>
        </text:list-item>
      </text:list>
      <text:p text:style-name="P5"><text:span text:style-name="T5"><text:tab/><text:tab/><text:tab/>功能名_</text:span><text:span text:style-name="T8">4</text:span><text:span text:style-name="T6">:删除 功能类型:编辑</text:span></text:p>
      <text:p text:style-name="P9"/>
      <text:p text:style-name="P9"/>
      <text:p text:style-name="P9"/>
      <text:p text:style-name="P5"><text:span text:style-name="T6"><text:tab/><text:tab/>导航名_</text:span><text:span text:style-name="T7">3:商务通讯录</text:span></text:p>
      <text:p text:style-name="P10"><text:tab/><text:tab/><text:tab/>功能名_1:列表 功能类型:网格</text:p>
      <text:list xml:id="list5574078097708132424" text:style-name="L7">
        <text:list-item>
          <text:p text:style-name="P36"><text:soft-page-break/>字段名:客户姓名</text:p>
        </text:list-item>
        <text:list-item>
          <text:p text:style-name="P36">字段名:地区</text:p>
        </text:list-item>
        <text:list-item>
          <text:p text:style-name="P36">字段名:性别</text:p>
        </text:list-item>
        <text:list-item>
          <text:p text:style-name="P36">字段名:客户类别</text:p>
        </text:list-item>
        <text:list-item>
          <text:p text:style-name="P36">字段名:客户状态</text:p>
        </text:list-item>
        <text:list-item>
          <text:p text:style-name="P36">字段名:关系程度</text:p>
        </text:list-item>
        <text:list-item>
          <text:p text:style-name="P36">字段名:重要性级别</text:p>
        </text:list-item>
        <text:list-item>
          <text:p text:style-name="P36">字段名:客户来源</text:p>
        </text:list-item>
        <text:list-item>
          <text:p text:style-name="P36">字段名:第一介绍人姓名</text:p>
        </text:list-item>
        <text:list-item>
          <text:p text:style-name="P36">字段名:邮箱</text:p>
        </text:list-item>
        <text:list-item>
          <text:p text:style-name="P36">字段名:手机</text:p>
        </text:list-item>
        <text:list-item>
          <text:p text:style-name="P36">字段名:座机</text:p>
        </text:list-item>
        <text:list-item>
          <text:p text:style-name="P36">字段名:微信</text:p>
        </text:list-item>
        <text:list-item>
          <text:p text:style-name="P36">字段名:QQ</text:p>
        </text:list-item>
        <text:list-item>
          <text:p text:style-name="P36">字段名:岗位</text:p>
        </text:list-item>
        <text:list-item>
          <text:p text:style-name="P36">字段名:职级</text:p>
        </text:list-item>
        <text:list-item>
          <text:p text:style-name="P36">字段名:职权</text:p>
        </text:list-item>
      </text:list>
      <text:p text:style-name="P10"><text:tab/><text:tab/><text:tab/>功能名_2:添加 功能类型:编辑</text:p>
      <text:list xml:id="list2843690024015447175" text:style-name="L8">
        <text:list-item>
          <text:p text:style-name="P37">字段名:客户姓名 字段类型:文本框 必填</text:p>
        </text:list-item>
        <text:list-item>
          <text:p text:style-name="P38">字段名:地区 字段类型:文本框 必填</text:p>
        </text:list-item>
        <text:list-item>
          <text:p text:style-name="P39">字段名:性别 字段类型:布尔框 男/女 必填 <text:s/>默认:女</text:p>
        </text:list-item>
        <text:list-item>
          <text:p text:style-name="P38">字段名:客户类别 字段类型:文本框 必填</text:p>
        </text:list-item>
        <text:list-item>
          <text:p text:style-name="P38">字段名:客户状态 字段类型:文本框 必填</text:p>
        </text:list-item>
        <text:list-item>
          <text:p text:style-name="P38">字段名:关系程度 字段类型:文本框 必填</text:p>
        </text:list-item>
        <text:list-item>
          <text:p text:style-name="P38">字段名:重要性级别 字段类型:文本框 必填</text:p>
        </text:list-item>
        <text:list-item>
          <text:p text:style-name="P38">字段名:客户来源 字段类型:文本框 必填</text:p>
        </text:list-item>
        <text:list-item>
          <text:p text:style-name="P38">字段名:第一介绍人姓名 字段类型:文本框 必填</text:p>
        </text:list-item>
        <text:list-item>
          <text:p text:style-name="P40">字段名:邮箱 字段类型:文本框 <text:s/>邮箱格式 必填</text:p>
        </text:list-item>
        <text:list-item>
          <text:p text:style-name="P38">字段名:手机 字段类型:文本框 必填</text:p>
        </text:list-item>
        <text:list-item>
          <text:p text:style-name="P38">字段名:座机 字段类型:文本框 非必填</text:p>
        </text:list-item>
        <text:list-item>
          <text:p text:style-name="P38">字段名:微信 字段类型:文本框 非必填</text:p>
        </text:list-item>
        <text:list-item>
          <text:p text:style-name="P38">字段名:QQ 字段类型:文本框 非必填</text:p>
        </text:list-item>
        <text:list-item>
          <text:p text:style-name="P38">字段名:岗位 字段类型:文本框 必填</text:p>
        </text:list-item>
        <text:list-item>
          <text:p text:style-name="P38">字段名:职级 字段类型:文本框 必填</text:p>
        </text:list-item>
        <text:list-item>
          <text:p text:style-name="P38">字段名:职权 字段类型:文本框 必填</text:p>
        </text:list-item>
      </text:list>
      <text:p text:style-name="P6"><text:span text:style-name="T7"><text:tab/><text:tab/><text:tab/>功能名_</text:span><text:span text:style-name="T8">3:编辑 功能类型:编辑</text:span></text:p>
      <text:list xml:id="list1973969288137005804" text:style-name="L9">
        <text:list-item>
          <text:p text:style-name="P41">字段名:客户姓名 字段类型:文本框 必填</text:p>
        </text:list-item>
        <text:list-item>
          <text:p text:style-name="P41">字段名:地区 字段类型:文本框 必填</text:p>
        </text:list-item>
        <text:list-item>
          <text:p text:style-name="P41">字段名:性别 字段类型:布尔框 男/女 必填 <text:s/>默认:女</text:p>
        </text:list-item>
        <text:list-item>
          <text:p text:style-name="P41">字段名:客户类别 字段类型:文本框 必填</text:p>
        </text:list-item>
        <text:list-item>
          <text:p text:style-name="P41">字段名:客户状态 字段类型:文本框 必填</text:p>
        </text:list-item>
        <text:list-item>
          <text:p text:style-name="P41">字段名:关系程度 字段类型:文本框 必填</text:p>
        </text:list-item>
        <text:list-item>
          <text:p text:style-name="P41">字段名:重要性级别 字段类型:文本框 必填</text:p>
        </text:list-item>
        <text:list-item>
          <text:p text:style-name="P41">字段名:客户来源 字段类型:文本框 必填</text:p>
        </text:list-item>
        <text:list-item>
          <text:p text:style-name="P41">字段名:第一介绍人姓名 字段类型:文本框 必填</text:p>
        </text:list-item>
        <text:list-item>
          <text:p text:style-name="P41">字段名:邮箱 字段类型:文本框 邮箱格式 必填</text:p>
        </text:list-item>
        <text:list-item>
          <text:p text:style-name="P41"><text:soft-page-break/>字段名:手机 字段类型:文本框 必填</text:p>
        </text:list-item>
        <text:list-item>
          <text:p text:style-name="P41">字段名:座机 字段类型:文本框 非必填</text:p>
        </text:list-item>
        <text:list-item>
          <text:p text:style-name="P41">字段名:微信 字段类型:文本框 非必填</text:p>
        </text:list-item>
        <text:list-item>
          <text:p text:style-name="P41">字段名:QQ 字段类型:文本框 非必填</text:p>
        </text:list-item>
        <text:list-item>
          <text:p text:style-name="P41">字段名:岗位 字段类型:文本框 必填</text:p>
        </text:list-item>
        <text:list-item>
          <text:p text:style-name="P41">字段名:职级 字段类型:文本框 必填</text:p>
        </text:list-item>
        <text:list-item>
          <text:p text:style-name="P41">字段名:职权 字段类型:文本框 必填</text:p>
        </text:list-item>
      </text:list>
      <text:p text:style-name="P6"><text:span text:style-name="T7"><text:tab/><text:tab/><text:tab/>功能名_</text:span><text:span text:style-name="T8">4:删除 功能类型:编辑</text:span></text:p>
      <text:p text:style-name="P11"><text:tab/><text:tab/>导航名_4:商务会员卡 </text:p>
      <text:p text:style-name="P6"><text:span text:style-name="T8"><text:tab/><text:tab/><text:tab/>功能名_</text:span><text:span text:style-name="T9">1:列表 功能类型:网格</text:span></text:p>
      <text:list xml:id="list9053128336086390609" text:style-name="L10">
        <text:list-item>
          <text:p text:style-name="P42">字段名:开卡名称</text:p>
        </text:list-item>
        <text:list-item>
          <text:p text:style-name="P42">字段名:卡号</text:p>
        </text:list-item>
        <text:list-item>
          <text:p text:style-name="P42">字段名:开卡人联系方式</text:p>
        </text:list-item>
        <text:list-item>
          <text:p text:style-name="P42">字段名:用途</text:p>
        </text:list-item>
        <text:list-item>
          <text:p text:style-name="P42">字段名:类别</text:p>
        </text:list-item>
        <text:list-item>
          <text:p text:style-name="P42">字段名:备注</text:p>
        </text:list-item>
      </text:list>
      <text:p text:style-name="P12"><text:tab/><text:tab/><text:tab/>功能名_2:添加 功能类型:编辑</text:p>
      <text:list xml:id="list3112460624492364132" text:style-name="L11">
        <text:list-item>
          <text:p text:style-name="P43">字段名:开卡名称 字段类型:文本框 必填</text:p>
        </text:list-item>
        <text:list-item>
          <text:p text:style-name="P43">字段名:卡号 字段类型:文本框 必填</text:p>
        </text:list-item>
        <text:list-item>
          <text:p text:style-name="P43">字段名:开卡人联系方式 字段类型:文本框 必填</text:p>
        </text:list-item>
        <text:list-item>
          <text:p text:style-name="P43">字段名:用途 字段类型:文本框 必填</text:p>
        </text:list-item>
        <text:list-item>
          <text:p text:style-name="P43">字段名:类别 字段类型:单选框(个人/公司办理) 必填</text:p>
        </text:list-item>
        <text:list-item>
          <text:p text:style-name="P43">字段名:备注 字段类型:文本框 非必填</text:p>
        </text:list-item>
      </text:list>
      <text:p text:style-name="P13"><text:tab/><text:tab/><text:tab/>功能名_3:编辑 功能类型:编辑</text:p>
      <text:list xml:id="list3321686004281035798" text:style-name="L12">
        <text:list-item>
          <text:p text:style-name="P44">字段名:开卡名称 字段类型:文本框 必填</text:p>
        </text:list-item>
        <text:list-item>
          <text:p text:style-name="P44">字段名:卡号 字段类型:文本框 必填</text:p>
        </text:list-item>
        <text:list-item>
          <text:p text:style-name="P44">字段名:开卡人联系方式 字段类型:文本框 必填</text:p>
        </text:list-item>
        <text:list-item>
          <text:p text:style-name="P44">字段名:用途 字段类型:文本框 必填</text:p>
        </text:list-item>
        <text:list-item>
          <text:p text:style-name="P44">字段名:类别 字段类型:单选框(个人/公司办理) 必填</text:p>
        </text:list-item>
        <text:list-item>
          <text:p text:style-name="P44">字段名:备注 字段类型:文本框 非必填</text:p>
        </text:list-item>
      </text:list>
      <text:p text:style-name="P13"><text:tab/><text:tab/><text:tab/>功能名_4:删除 功能类型:编辑</text:p>
      <text:p text:style-name="P13"><text:tab/><text:tab/>导航名_5:其他通讯录</text:p>
      <text:p text:style-name="P13"><text:tab/><text:tab/><text:tab/>功能名_1:列表 功能类型:网格</text:p>
      <text:list xml:id="list571928113982838757" text:style-name="L13">
        <text:list-item>
          <text:p text:style-name="P45">字段名:服务类别</text:p>
        </text:list-item>
        <text:list-item>
          <text:p text:style-name="P45">字段名:公司名称</text:p>
        </text:list-item>
        <text:list-item>
          <text:p text:style-name="P45">字段名:联系电话</text:p>
        </text:list-item>
        <text:list-item>
          <text:p text:style-name="P45">字段名:公司地址</text:p>
        </text:list-item>
        <text:list-item>
          <text:p text:style-name="P45">字段名:使用人</text:p>
        </text:list-item>
        <text:list-item>
          <text:p text:style-name="P45">字段名:使用日期</text:p>
        </text:list-item>
        <text:list-item>
          <text:p text:style-name="P45">字段名:评价</text:p>
        </text:list-item>
        <text:list-item>
          <text:p text:style-name="P45">字段名:备注</text:p>
        </text:list-item>
      </text:list>
      <text:p text:style-name="P7"><text:span text:style-name="T9"><text:tab/><text:tab/><text:tab/></text:span><text:span text:style-name="T10">功能名_2:添加 功能类型:编辑</text:span></text:p>
      <text:list xml:id="list8706522899288826003" text:style-name="L14">
        <text:list-item>
          <text:p text:style-name="P46">字段名:服务类别 字段类型:文本框 必填</text:p>
        </text:list-item>
        <text:list-item>
          <text:p text:style-name="P46">字段名:公司名称 字段类型:文本框 必填</text:p>
        </text:list-item>
        <text:list-item>
          <text:p text:style-name="P46">字段名:联系电话 字段类型:文本框 必填</text:p>
        </text:list-item>
        <text:list-item>
          <text:p text:style-name="P46">字段名:公司地址 字段类型:文本框 必填</text:p>
        </text:list-item>
        <text:list-item>
          <text:p text:style-name="P46"><text:soft-page-break/>字段名:使用人 字段类型:文本框 非必填</text:p>
        </text:list-item>
        <text:list-item>
          <text:p text:style-name="P56"><text:span text:style-name="T9">字段名:使用日期 字段类型:</text:span><text:span text:style-name="T13">日期</text:span><text:span text:style-name="T9">框 非必填</text:span></text:p>
        </text:list-item>
        <text:list-item>
          <text:p text:style-name="P46">字段名:评价 字段类型:文本框 非必填</text:p>
        </text:list-item>
        <text:list-item>
          <text:p text:style-name="P46">字段名:备注 字段类型:文本框 非必填</text:p>
        </text:list-item>
      </text:list>
      <text:p text:style-name="P8"><text:span text:style-name="T9"><text:tab/><text:tab/><text:tab/></text:span><text:span text:style-name="T10">功能名_</text:span><text:span text:style-name="T11">3:编辑</text:span><text:span text:style-name="T10"> 功能类型:编辑</text:span></text:p>
      <text:list xml:id="list3147745041569036062" text:style-name="L15">
        <text:list-item>
          <text:p text:style-name="P47">字段名:服务类别 字段类型:文本框 必填</text:p>
        </text:list-item>
        <text:list-item>
          <text:p text:style-name="P47">字段名:公司名称 字段类型:文本框 必填</text:p>
        </text:list-item>
        <text:list-item>
          <text:p text:style-name="P47">字段名:联系电话 字段类型:文本框 必填</text:p>
        </text:list-item>
        <text:list-item>
          <text:p text:style-name="P47">字段名:公司地址 字段类型:文本框 必填</text:p>
        </text:list-item>
        <text:list-item>
          <text:p text:style-name="P47">字段名:使用人 字段类型:文本框 非必填</text:p>
        </text:list-item>
        <text:list-item>
          <text:p text:style-name="P47">字段名:使用日期 字段类型:日期框 非必填</text:p>
        </text:list-item>
        <text:list-item>
          <text:p text:style-name="P47">字段名:评价 字段类型:文本框 非必填</text:p>
        </text:list-item>
        <text:list-item>
          <text:p text:style-name="P47">字段名:备注 字段类型:文本框 非必填</text:p>
        </text:list-item>
      </text:list>
      <text:p text:style-name="P8"><text:span text:style-name="T9"><text:tab/><text:tab/><text:tab/>功能名_</text:span><text:span text:style-name="T11">4:删除 功能类型:编辑</text:span></text:p>
      <text:p text:style-name="P8"><text:span text:style-name="T11"><text:tab/><text:tab/></text:span><text:span text:style-name="T12">导航名_5:公邮管理</text:span></text:p>
      <text:p text:style-name="P15"><text:tab/><text:tab/><text:tab/>功能名_1:列表 功能类型:网格</text:p>
      <text:list xml:id="list7969276400111463676" text:style-name="L16">
        <text:list-item>
          <text:p text:style-name="P48">部门/项目组</text:p>
        </text:list-item>
        <text:list-item>
          <text:p text:style-name="P48">邮箱地址</text:p>
        </text:list-item>
        <text:list-item>
          <text:p text:style-name="P48">状态</text:p>
        </text:list-item>
      </text:list>
      <text:p text:style-name="P15"><text:tab/><text:tab/><text:tab/>功能名_2:添加 功能类型:编辑</text:p>
      <text:list xml:id="list5810651876045579641" text:style-name="L17">
        <text:list-item>
          <text:p text:style-name="P49">部门/项目组 字段类型:单选框 必填</text:p>
        </text:list-item>
        <text:list-item>
          <text:p text:style-name="P49">邮箱地址 字段类型:文本框 邮箱格式 必填</text:p>
        </text:list-item>
      </text:list>
      <text:p text:style-name="P16"><text:tab/><text:tab/><text:tab/>功能名_3:编辑 功能类型:编辑</text:p>
      <text:list xml:id="list2171725791064739491" text:style-name="L18">
        <text:list-item>
          <text:p text:style-name="P50">部门/项目组 字段类型:单选框 必填</text:p>
        </text:list-item>
        <text:list-item>
          <text:p text:style-name="P50">邮箱地址 字段类型:文本框 邮箱格式 必填</text:p>
        </text:list-item>
      </text:list>
      <text:p text:style-name="P2"><text:span text:style-name="T12"><text:tab/><text:tab/><text:tab/></text:span><text:span text:style-name="T9">功能名_</text:span><text:span text:style-name="T11">4:删除 功能类型:编辑</text:span></text:p>
      <text:p text:style-name="P2"><text:tab/><text:tab/><text:tab/><text:span text:style-name="T9">功能名_</text:span><text:span text:style-name="T12">5</text:span><text:span text:style-name="T11">:</text:span><text:span text:style-name="T12">冻结</text:span><text:span text:style-name="T11"> 功能类型:编辑</text:span></text:p>
      <text:p text:style-name="P2"><text:span text:style-name="T11"><text:tab/><text:tab/><text:tab/></text:span><text:span text:style-name="T9">功能名_</text:span><text:span text:style-name="T12">6</text:span><text:span text:style-name="T11">:解冻 功能类型:编辑</text:span></text:p>
      <text:p text:style-name="P2"><text:span text:style-name="T11"><text:tab/><text:tab/></text:span><text:span text:style-name="T12">导航名_5:QQ群</text:span></text:p>
      <text:p text:style-name="P16"><text:tab/><text:tab/><text:tab/>功能名_1:列表 功能类型:网格</text:p>
      <text:list xml:id="list1194982303912752357" text:style-name="L19">
        <text:list-item>
          <text:p text:style-name="P51">字段名:Q群号</text:p>
        </text:list-item>
        <text:list-item>
          <text:p text:style-name="P51">字段名:Q群名称</text:p>
        </text:list-item>
        <text:list-item>
          <text:p text:style-name="P51">字段名:Q群对象</text:p>
        </text:list-item>
        <text:list-item>
          <text:p text:style-name="P51">字段名:Q群管理人</text:p>
        </text:list-item>
        <text:list-item>
          <text:p text:style-name="P51"><text:bookmark-start text:name="__DdeLink__228_546424044"/>字段名:Q群状态<text:bookmark-end text:name="__DdeLink__228_546424044"/></text:p>
        </text:list-item>
      </text:list>
      <text:p text:style-name="P2"><text:tab/><text:tab/><text:tab/>功能名_<text:span text:style-name="T19">2:添加 功能类型:编辑</text:span></text:p>
      <text:list xml:id="list2528916990561205258" text:style-name="L20">
        <text:list-item>
          <text:p text:style-name="P52">字段名:Q群号 字段类型:文本框 必填</text:p>
        </text:list-item>
        <text:list-item>
          <text:p text:style-name="P53">字段名:Q群名称 字段类型:文本框 必填</text:p>
        </text:list-item>
        <text:list-item>
          <text:p text:style-name="P53">字段名:Q群对象 字段类型:文本框 <text:s/>必填</text:p>
        </text:list-item>
        <text:list-item>
          <text:p text:style-name="P53">字段名:Q群管理人 字段类型:文本框 <text:s/>必填</text:p>
        </text:list-item>
      </text:list>
      <text:p text:style-name="P17"><text:tab/><text:tab/><text:tab/>功能名_3:编辑 功能类型:编辑</text:p>
      <text:list xml:id="list3870705739573143543" text:style-name="L21">
        <text:list-item>
          <text:p text:style-name="P54">字段名:Q群号 字段类型:文本框 必填</text:p>
        </text:list-item>
        <text:list-item>
          <text:p text:style-name="P54">字段名:Q群名称 字段类型:文本框 <text:s/>必填</text:p>
        </text:list-item>
        <text:list-item>
          <text:p text:style-name="P54">字段名:Q群对象 字段类型:文本框 必填</text:p>
        </text:list-item>
        <text:list-item>
          <text:p text:style-name="P54">字段名:Q群管理人 字段类型:文本框 必填</text:p>
        </text:list-item>
      </text:list>
      <text:p text:style-name="P2"><text:span text:style-name="T12"><text:tab/><text:tab/><text:tab/></text:span><text:span text:style-name="T9">功能名_</text:span><text:span text:style-name="T11">4:删除 功能类型:编辑</text:span></text:p>
      <text:p text:style-name="P2"><text:soft-page-break/><text:tab/><text:tab/><text:tab/><text:span text:style-name="T9">功能名_</text:span><text:span text:style-name="T12">5</text:span><text:span text:style-name="T11">:</text:span><text:span text:style-name="T13">解散</text:span><text:span text:style-name="T11"> 功能类型:编辑</text:span></text:p>
      <text:p text:style-name="P18"/>
      <text:p text:style-name="P20"><text:span text:style-name="T11">修改:增加权限</text:span><text:span text:style-name="T5">(模块权限,下拉框权限,功能权限)</text:span></text:p>
      <text:p text:style-name="P22"><text:bookmark-start text:name="__DdeLink__2065_1018588753"/><text:span text:style-name="T5">商务会员卡:</text:span><text:span text:style-name="T14">(</text:span><text:span text:style-name="T5">增加上传,下载,删除附件</text:span><text:span text:style-name="T15">;新增,更新员工时邮件发送</text:span><text:span text:style-name="T14">)</text:span><text:bookmark-end text:name="__DdeLink__2065_1018588753"/></text:p>
      <text:p text:style-name="P22"><text:span text:style-name="T14">商务通讯录:(增加上传,下载,删除附件</text:span><text:span text:style-name="T15">;新增,更新员工时邮件发送</text:span><text:span text:style-name="T16">)</text:span></text:p>
      <text:p text:style-name="P24"><text:span text:style-name="T14">Q</text:span><text:span text:style-name="T5">Q群:</text:span><text:bookmark-start text:name="__DdeLink__2068_1018588753"/><text:span text:style-name="T5">(增加导入</text:span><text:span text:style-name="T14">;</text:span><text:bookmark-start text:name="__DdeLink__2086_10185887531"/><text:span text:style-name="T5">新增时邮件发送</text:span><text:bookmark-end text:name="__DdeLink__2086_10185887531"/><text:span text:style-name="T5">)</text:span><text:bookmark-end text:name="__DdeLink__2068_1018588753"/></text:p>
      <text:p text:style-name="P14"><text:span text:style-name="T5">其他通讯录:</text:span><text:span text:style-name="T20">(增加导入;</text:span><text:bookmark-start text:name="__DdeLink__2086_10185887532"/><text:span text:style-name="T20">新增时邮件发送</text:span><text:bookmark-end text:name="__DdeLink__2086_10185887532"/><text:span text:style-name="T20">)</text:span></text:p>
      <text:p text:style-name="P24"><text:span text:style-name="T12">公邮管理</text:span><text:bookmark-start text:name="__DdeLink__2073_1018588753"/><text:span text:style-name="T9">:</text:span><text:span text:style-name="T5">(增加导入</text:span><text:span text:style-name="T14">;</text:span><text:bookmark-start text:name="__DdeLink__2086_10185887533"/><text:span text:style-name="T5">新增时邮件发送</text:span><text:bookmark-end text:name="__DdeLink__2086_10185887533"/><text:span text:style-name="T5">)</text:span><text:bookmark-end text:name="__DdeLink__2073_1018588753"/></text:p>
      <text:p text:style-name="P21"><text:span text:style-name="T6">外部通讯录</text:span><text:bookmark-start text:name="__DdeLink__2076_1018588753"/><text:span text:style-name="T9">:</text:span><text:span text:style-name="T15">(增加导入;新增,更新员工时邮件发送)</text:span><text:bookmark-end text:name="__DdeLink__2076_1018588753"/></text:p>
      <text:p text:style-name="P23"><text:span text:style-name="T17">内部通讯录</text:span><text:span text:style-name="T9">:</text:span><text:span text:style-name="T15">(增加导入</text:span><text:bookmark-start text:name="__DdeLink__1887_942466308"/><text:span text:style-name="T15">;新增,更新员工时邮件发送</text:span><text:bookmark-end text:name="__DdeLink__1887_942466308"/><text:span text:style-name="T15">)</text:span></text:p>
      <text:p text:style-name="P55"/>
      <text:p text:style-name="P55">邮件发送有”是否发送邮件”字段由isSend改成send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31:38.541545181</meta:creation-date>
    <dc:date>2017-07-14T17:29:05.047842600</dc:date>
    <meta:editing-duration>P1DT6H42M56S</meta:editing-duration>
    <meta:editing-cycles>17</meta:editing-cycles>
    <meta:generator>LibreOffice/5.1.5.2$Linux_X86_64 LibreOffice_project/10$Build-2</meta:generator>
    <meta:document-statistic meta:table-count="0" meta:image-count="0" meta:object-count="0" meta:page-count="6" meta:paragraph-count="237" meta:word-count="3522" meta:character-count="4281" meta:non-whitespace-character-count="3874"/>
  </office:meta>
</office:document-meta>
</file>